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tyle="italic" officeooo:rsid="001bc1c5" officeooo:paragraph-rsid="0012341c" style:font-style-asian="italic" style:font-style-complex="italic"/>
    </style:style>
    <style:style style:name="P2" style:family="paragraph" style:parent-style-name="Text_20_body">
      <style:paragraph-properties fo:margin-top="0cm" fo:margin-bottom="0.146cm" style:contextual-spacing="false"/>
    </style:style>
    <style:style style:name="P3" style:family="paragraph" style:parent-style-name="Text_20_body">
      <style:paragraph-properties fo:margin-top="0cm" fo:margin-bottom="0.146cm" style:contextual-spacing="false"/>
      <style:text-properties officeooo:paragraph-rsid="000fd3ff"/>
    </style:style>
    <style:style style:name="P4" style:family="paragraph" style:parent-style-name="Title">
      <style:text-properties fo:font-size="16pt" fo:text-shadow="1pt 1pt" style:font-size-asian="16pt" style:font-size-complex="16pt"/>
    </style:style>
    <style:style style:name="P5" style:family="paragraph" style:parent-style-name="Standard">
      <style:text-properties fo:font-size="12pt" officeooo:rsid="000c5eb9" officeooo:paragraph-rsid="000c5eb9" style:font-size-asian="12pt" style:font-size-complex="12pt"/>
    </style:style>
    <style:style style:name="P6" style:family="paragraph" style:parent-style-name="Text_20_body">
      <style:paragraph-properties fo:margin-top="0cm" fo:margin-bottom="0.146cm" style:contextual-spacing="false"/>
      <style:text-properties fo:font-size="12pt" style:font-size-asian="12pt" style:font-size-complex="12pt"/>
    </style:style>
    <style:style style:name="P7" style:family="paragraph" style:parent-style-name="Text_20_body">
      <style:paragraph-properties fo:margin-top="0cm" fo:margin-bottom="0.146cm" style:contextual-spacing="false"/>
      <style:text-properties fo:font-size="12pt" officeooo:paragraph-rsid="000fd3ff" style:font-size-asian="12pt" style:font-size-complex="12pt"/>
    </style:style>
    <style:style style:name="P8" style:family="paragraph" style:parent-style-name="Text_20_body">
      <style:paragraph-properties fo:margin-top="0cm" fo:margin-bottom="0.146cm" style:contextual-spacing="false"/>
      <style:text-properties fo:font-size="12pt" officeooo:rsid="000fd3ff" officeooo:paragraph-rsid="000fd3ff" style:font-size-asian="12pt" style:font-size-complex="12pt"/>
    </style:style>
    <style:style style:name="P9" style:family="paragraph" style:parent-style-name="Text_20_body">
      <style:paragraph-properties fo:margin-top="0cm" fo:margin-bottom="0.146cm" style:contextual-spacing="false"/>
      <style:text-properties fo:font-size="12pt" officeooo:rsid="0010a1bb" officeooo:paragraph-rsid="0010a1bb" style:font-size-asian="12pt" style:font-size-complex="12pt"/>
    </style:style>
    <style:style style:name="P10" style:family="paragraph" style:parent-style-name="Text_20_body">
      <style:paragraph-properties fo:margin-top="0cm" fo:margin-bottom="0.146cm" style:contextual-spacing="false"/>
      <style:text-properties fo:language="en" fo:country="US"/>
    </style:style>
    <style:style style:name="P11" style:family="paragraph" style:parent-style-name="Text_20_body">
      <style:paragraph-properties fo:text-align="center" style:justify-single-word="false"/>
      <style:text-properties fo:font-size="14pt" officeooo:rsid="000fd3ff" style:font-size-asian="14pt" style:font-size-complex="14pt"/>
    </style:style>
    <style:style style:name="P12" style:family="paragraph" style:parent-style-name="Title" style:master-page-name="First_20_Page">
      <style:paragraph-properties style:page-number="auto"/>
      <style:text-properties fo:font-size="16pt" fo:text-shadow="1pt 1pt" style:font-size-asian="16pt" style:font-size-complex="16pt"/>
    </style:style>
    <style:style style:name="P13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Heading_20_1" style:list-style-name="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Heading_20_1">
      <style:paragraph-properties fo:text-align="center" style:justify-single-word="false" fo:break-before="page"/>
      <style:text-properties fo:font-size="14pt" style:font-size-asian="14pt" style:font-size-complex="14pt"/>
    </style:style>
    <style:style style:name="P16" style:family="paragraph" style:parent-style-name="Heading_20_2">
      <style:text-properties fo:font-size="13pt" style:font-size-asian="13pt" style:font-size-complex="13pt"/>
    </style:style>
    <style:style style:name="P17" style:family="paragraph" style:parent-style-name="Text_20_body" style:list-style-name="L1">
      <style:paragraph-properties fo:margin-top="0cm" fo:margin-bottom="0.146cm" style:contextual-spacing="false"/>
      <style:text-properties officeooo:paragraph-rsid="000fd3ff"/>
    </style:style>
    <style:style style:name="P18" style:family="paragraph" style:parent-style-name="Text_20_body" style:list-style-name="L1">
      <style:paragraph-properties fo:margin-top="0cm" fo:margin-bottom="0.146cm" style:contextual-spacing="false"/>
      <style:text-properties officeooo:rsid="000fd3ff" officeooo:paragraph-rsid="000fd3ff"/>
    </style:style>
    <style:style style:name="P19" style:family="paragraph" style:parent-style-name="Text_20_body" style:list-style-name="L2">
      <style:paragraph-properties fo:margin-top="0cm" fo:margin-bottom="0.146cm" style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19e7"/>
    </style:style>
    <style:style style:name="T3" style:family="text">
      <style:text-properties fo:language="en" fo:country="US" officeooo:rsid="000fd3ff"/>
    </style:style>
    <style:style style:name="T4" style:family="text">
      <style:text-properties fo:language="en" fo:country="US" officeooo:rsid="0010a1bb"/>
    </style:style>
    <style:style style:name="T5" style:family="text">
      <style:text-properties fo:language="en" fo:country="US" officeooo:rsid="0017a1f0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d19e7"/>
    </style:style>
    <style:style style:name="T8" style:family="text">
      <style:text-properties fo:language="ru" fo:country="RU" officeooo:rsid="000fd3ff"/>
    </style:style>
    <style:style style:name="T9" style:family="text">
      <style:text-properties fo:language="ru" fo:country="RU" officeooo:rsid="0010a1bb"/>
    </style:style>
    <style:style style:name="T10" style:family="text">
      <style:text-properties fo:language="ru" fo:country="RU" officeooo:rsid="0017a1f0"/>
    </style:style>
    <style:style style:name="T11" style:family="text">
      <style:text-properties officeooo:rsid="000d19e7"/>
    </style:style>
    <style:style style:name="T12" style:family="text">
      <style:text-properties officeooo:rsid="000d74d9"/>
    </style:style>
    <style:style style:name="T13" style:family="text">
      <style:text-properties officeooo:rsid="000ea436"/>
    </style:style>
    <style:style style:name="T14" style:family="text">
      <style:text-properties officeooo:rsid="000fd3ff"/>
    </style:style>
    <style:style style:name="T15" style:family="text">
      <style:text-properties officeooo:rsid="0010a1bb"/>
    </style:style>
    <style:style style:name="T16" style:family="text">
      <style:text-properties officeooo:rsid="0014111b"/>
    </style:style>
    <style:style style:name="T17" style:family="text">
      <style:text-properties officeooo:rsid="001520a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Техническое задание</text:p>
      <text:p text:style-name="P4">на разработку макета счетчика срабатываний датчика с индикацией</text:p>
      <text:p text:style-name="P5"/>
      <text:p text:style-name="P6"><text:tab/><text:span text:style-name="T15">Разработчику п</text:span>одлежит разработать действующий макет обеспечивающий подсчет числа срабатываний датчика (далее - макет). <text:s/></text:p>
      <text:p text:style-name="P7"><text:tab/>Форма сдачи макета заказчика — проведение процедуры <text:s/>приемки. Процедура приемки описана в «Методике приемки» и согласована с заказчиком. </text:p>
      <text:p text:style-name="P7"><text:span text:style-name="T12"><text:tab/>К действующему макету надлежит приложить пакет конструкторской документации, <text:s/>необходимой </text:span><text:span text:style-name="T13">для самостоятельного повторения макета. </text:span></text:p>
      <text:p text:style-name="P8"><text:tab/>По завершению процедуры приемки подписывается технический акт приемки.</text:p>
      <text:p text:style-name="P7"><text:tab/>Разработчик<text:span text:style-name="T14">у подлежит </text:span><text:s/>осуществляет конструкторский контроль в течении всего жизненного цикла макета <text:span text:style-name="T14">и при необходимости вносить изменения в макет</text:span>.</text:p>
      <text:p text:style-name="P9">В процессе разработки макета в техническое задание могут вносится правки и дополнения, которые согласовываются между Заказчиком и Разработчиком макета.</text:p>
      <text:h text:style-name="P13" text:outline-level="1"><text:span text:style-name="T3">1.<text:tab/></text:span>Требование к <text:span text:style-name="T13">пакету конструкторской документации </text:span><text:span text:style-name="T14">макета</text:span></text:h>
      <text:p text:style-name="P11"/>
      <text:p text:style-name="P3">К макету должен прилагаться следующий пакет документов:</text:p>
      <text:list xml:id="list3568934494" text:style-name="L1">
        <text:list-item>
          <text:p text:style-name="P17">Задание техническое;</text:p>
        </text:list-item>
        <text:list-item>
          <text:p text:style-name="P17">схема функциональная;</text:p>
        </text:list-item>
        <text:list-item>
          <text:p text:style-name="P17">схема электрическая<text:span text:style-name="T16">(либо эскиз схемы)</text:span>;</text:p>
        </text:list-item>
        <text:list-item>
          <text:p text:style-name="P17">перечень элементов и комплектующих;</text:p>
        </text:list-item>
        <text:list-item>
          <text:p text:style-name="P17">записка пояснительная;</text:p>
        </text:list-item>
        <text:list-item>
          <text:p text:style-name="P17">текст прошивки;</text:p>
        </text:list-item>
        <text:list-item>
          <text:p text:style-name="P17">описание текста прошивки;</text:p>
        </text:list-item>
        <text:list-item>
          <text:p text:style-name="P17">прошивка в виде исходного кода и <text:span text:style-name="T6">файла для прошивки;</text:span></text:p>
        </text:list-item>
        <text:list-item>
          <text:p text:style-name="P17">пособие по прошивке;</text:p>
        </text:list-item>
        <text:list-item>
          <text:p text:style-name="P17">методика приемки;</text:p>
        </text:list-item>
        <text:list-item>
          <text:p text:style-name="P17">руководство по эксплуатации;</text:p>
        </text:list-item>
        <text:list-item>
          <text:p text:style-name="P18">технический акт приемки макета.</text:p>
        </text:list-item>
      </text:list>
      <text:p text:style-name="P3"/>
      <text:p text:style-name="P3">Форма предоставления <text:s/><text:span text:style-name="T13">пакета конструкторской документации</text:span> — электронная, формат <text:s/><text:span text:style-name="T17">и форма представления </text:span>— <text:span text:style-name="T17">произвольные, </text:span>удобны<text:span text:style-name="T17">е</text:span> разработчик<text:span text:style-name="T17">ом</text:span> <text:span text:style-name="T13">макета (согласовывается с заказчиком)</text:span>.</text:p>
      <text:h text:style-name="P14" text:outline-level="1"/>
      <text:h text:style-name="P15" text:outline-level="1">2.<text:tab/><text:span text:style-name="T6">Требования к реализации макета</text:span></text:h>
      <text:p text:style-name="P2"/>
      <text:h text:style-name="P16" text:outline-level="2"><text:span text:style-name="T14">2.1<text:tab/></text:span>Характеристика входного сигнала <text:span text:style-name="T7">для макета</text:span></text:h>
      <text:p text:style-name="P10"/>
      <text:p text:style-name="P2"><text:span text:style-name="T1">Unc=U</text:span><text:span text:style-name="T6">пит </text:span><text:span text:style-name="T4">(3.3</text:span><text:span text:style-name="T9">в</text:span><text:span text:style-name="T4">)</text:span></text:p>
      <text:p text:style-name="P2"><text:span text:style-name="T1">Uc=0</text:span><text:span text:style-name="T6">в</text:span></text:p>
      <text:p text:style-name="P2"/>
      <text:p text:style-name="P2">Максимальная частота сигнала не важна.</text:p>
      <text:p text:style-name="P2">Минимальная длительность срабатывания не важна.</text:p>
      <text:p text:style-name="P2"/>
      <text:h text:style-name="P16" text:outline-level="2"><text:span text:style-name="T14">2.2<text:tab/></text:span>Вывод информации</text:h>
      <text:p text:style-name="P2"/>
      <text:p text:style-name="P2"><text:tab/>Вывод информации- <text:span text:style-name="T11">на </text:span><text:s/>4х-<text:span text:style-name="T10">значный </text:span>сегментный цифровой индикатор. </text:p>
      <text:p text:style-name="P2">Тип вывода информации — динамический. <text:s/></text:p>
      <text:p text:style-name="P2">Минимальная частота обновления — комфортная для считывания информации.</text:p>
      <text:p text:style-name="P2">Дополнительно:</text:p>
      <text:p text:style-name="P2">Необязательный вывод события срабатывания либо счетчика срабатываний через <text:span text:style-name="T1">uart.</text:span></text:p>
      <text:p text:style-name="P2">Необязательная кнопка сброса счетчика (в установка показаний в значение равное 0)</text:p>
      <text:p text:style-name="P2"/>
      <text:h text:style-name="P16" text:outline-level="2"><text:span text:style-name="T14">2.3<text:tab/></text:span>Требования к реализации</text:h>
      <text:p text:style-name="P3">Реализовать макет на базе отладочной платы <text:s/><text:span text:style-name="T1">Stm32f103c6</text:span><text:span text:style-name="T7">т6 либо </text:span><text:span text:style-name="T1"><text:s/></text:span><text:span text:style-name="T6">Stm32f103c</text:span><text:span text:style-name="T7">8т6.</text:span></text:p>
      <text:p text:style-name="P3"><text:span text:style-name="T7">Питание макета осуществлять через</text:span><text:span text:style-name="T2"> usb</text:span><text:span text:style-name="T7"> порт на отладочной плате. </text:span></text:p>
      <text:p text:style-name="P2">Такие требования как:</text:p>
      <text:list xml:id="list2537126805" text:style-name="L2">
        <text:list-item>
          <text:p text:style-name="P19"><text:span text:style-name="T8">М</text:span><text:span text:style-name="T6">ассогабаритные</text:span><text:span text:style-name="T8">;</text:span></text:p>
        </text:list-item>
        <text:list-item>
          <text:p text:style-name="P19">по потреблению;</text:p>
        </text:list-item>
        <text:list-item>
          <text:p text:style-name="P19">температурные -</text:p>
        </text:list-item>
      </text:list>
      <text:p text:style-name="P2">к макету не предъявляются.</text:p>
      <text:p text:style-name="P2"/>
      <text:h text:style-name="P16" text:outline-level="2"><text:span text:style-name="T15">2.4<text:tab/></text:span>Требования к прошивке макета:</text:h>
      <text:p text:style-name="P2">Прошивка должна быть выполнена на языке С, иметь как внутреннее <text:s/>комментирование так описание, достаточное для понимания ее функционирования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tyle="italic" officeooo:rsid="001bc1c5" officeooo:paragraph-rsid="0012341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tab/>Исп: Матюшин С.В<text:tab/>.<text:date style:data-style-name="N37" text:date-value="2023-03-25T10:07:37.095000240" text:fixed="true">25.03.23</text:date><text:tab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6T12:28:20.177000000</dc:date>
    <meta:editing-duration>PT51M55S</meta:editing-duration>
    <meta:editing-cycles>10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47" meta:word-count="312" meta:character-count="2506" meta:non-whitespace-character-count="2227"/>
  </office:meta>
</office:document-meta>
</file>